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99cbd" officeooo:paragraph-rsid="00099cbd"/>
    </style:style>
    <style:style style:name="P2" style:family="paragraph" style:parent-style-name="Standard">
      <style:text-properties officeooo:rsid="00069c11" officeooo:paragraph-rsid="00069c11"/>
    </style:style>
    <style:style style:name="P3" style:family="paragraph" style:parent-style-name="Standard">
      <style:text-properties officeooo:rsid="00069c11" officeooo:paragraph-rsid="0007c946"/>
    </style:style>
    <style:style style:name="P4" style:family="paragraph" style:parent-style-name="Standard">
      <style:text-properties officeooo:rsid="0006c0fd" officeooo:paragraph-rsid="0006c0fd"/>
    </style:style>
    <style:style style:name="T1" style:family="text">
      <style:text-properties officeooo:rsid="0006c0fd"/>
    </style:style>
    <style:style style:name="T2" style:family="text">
      <style:text-properties officeooo:rsid="0007c9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1.</text:p>
      <text:p text:style-name="P2"/>
      <text:p text:style-name="P2"/>
      <text:p text:style-name="P2">import cv2</text:p>
      <text:p text:style-name="P2"/>
      <text:p text:style-name="P2">img = cv2.imread("py.jpg",0)</text:p>
      <text:p text:style-name="P2"/>
      <text:p text:style-name="P2">height, width = img.shape[:-1]</text:p>
      <text:p text:style-name="P2">resolution = "Image Resolution = " + str(height) + " x " + str(width)</text:p>
      <text:p text:style-name="P2">cv2.imshow(resolution, img)</text:p>
      <text:p text:style-name="P2"/>
      <text:p text:style-name="P2">cv2.waitKey(0)</text:p>
      <text:p text:style-name="P2"/>
      <text:p text:style-name="P2">cv2.destroyAllWindows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2.</text:p>
      <text:p text:style-name="P2"/>
      <text:p text:style-name="P2"/>
      <text:p text:style-name="P2">import cv2</text:p>
      <text:p text:style-name="P2"/>
      <text:p text:style-name="P2">img = cv2.imread("py.png", 0)</text:p>
      <text:p text:style-name="P2">cv2.imshow("original", img)</text:p>
      <text:p text:style-name="P2">width, height = img.shape</text:p>
      <text:p text:style-name="P2"/>
      <text:p text:style-name="P2">for i in range(0, width-1):</text:p>
      <text:p text:style-name="P2"><text:s text:c="4"/>for j in range(0, height-1):</text:p>
      <text:p text:style-name="P2"><text:s text:c="8"/>if(img[i][j] &lt;= 150):</text:p>
      <text:p text:style-name="P2"><text:s text:c="12"/>img[i][j]+=50</text:p>
      <text:p text:style-name="P2"/>
      <text:p text:style-name="P2"/>
      <text:p text:style-name="P2">cv2.imshow("Manipulation", img)</text:p>
      <text:p text:style-name="P2"/>
      <text:p text:style-name="P2">cv2.waitKey(0)</text:p>
      <text:p text:style-name="P2"/>
      <text:p text:style-name="P2">cv2.destroyAllWindows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3.</text:p>
      <text:p text:style-name="P2"/>
      <text:p text:style-name="P2"/>
      <text:p text:style-name="P2">import cv2</text:p>
      <text:p text:style-name="P2">import os</text:p>
      <text:p text:style-name="P2"/>
      <text:p text:style-name="P2">img = cv2.imread("colors.jpg")</text:p>
      <text:p text:style-name="P2"/>
      <text:p text:style-name="P2">x = int(input('Enter X coordinate : '))</text:p>
      <text:p text:style-name="P2">y = int(input('Enter Y coordinate : '))</text:p>
      <text:p text:style-name="P2"/>
      <text:p text:style-name="P2">main = img[x][y]</text:p>
      <text:p text:style-name="P2">n1 = img[x][y-1]</text:p>
      <text:p text:style-name="P2">n2 = img[x+1][y]</text:p>
      <text:p text:style-name="P2">n3 = img[x][y+1]</text:p>
      <text:p text:style-name="P2">n4 = img[x-1][y]</text:p>
      <text:p text:style-name="P2"/>
      <text:p text:style-name="P2">n5 = img[x-1][y-1]</text:p>
      <text:p text:style-name="P2">n6 = img[x+1][y-1]</text:p>
      <text:p text:style-name="P2">n7 = img[x+1][y+1]</text:p>
      <text:p text:style-name="P2">n8 = img[x-1][y]</text:p>
      <text:p text:style-name="P2"/>
      <text:p text:style-name="P2">cv2.imshow("Pixel Value = " + str(img[x][y]), img)</text:p>
      <text:p text:style-name="P2"/>
      <text:p text:style-name="P2">os.system("clear")</text:p>
      <text:p text:style-name="P2"/>
      <text:p text:style-name="P2">print("Pixel = " + str(main) + " at " + str(x) + "," + str(y))</text:p>
      <text:p text:style-name="P2">print()</text:p>
      <text:p text:style-name="P2">print("4-neighbors : ")</text:p>
      <text:p text:style-name="P2">print()</text:p>
      <text:p text:style-name="P2">print("Up Neighbor " + str(n4) + " at (" + str(x-1) + "," + str(y)+")")</text:p>
      <text:p text:style-name="P2">print("Left Neighbor = " + str(n1) + " at (" + str(x) + "," + str(y-1)+")")</text:p>
      <text:p text:style-name="P2">print("Down Neighbor " + str(n2) + " at (" + str(x+1) + "," + str(y)+")")</text:p>
      <text:p text:style-name="P2">print("Right Neighbor " + str(n3) + " at (" + str(x) + "," + str(y+1)+")")</text:p>
      <text:p text:style-name="P2">print()</text:p>
      <text:p text:style-name="P2">print("8-neighbors : ")</text:p>
      <text:p text:style-name="P2">print()</text:p>
      <text:p text:style-name="P2">print("Up Left Neighbor " + str(n5) + " at (" + str(x-1) + "," + str(y-1)+")")</text:p>
      <text:p text:style-name="P2">print("Up Right Neighbor = " + str(n6) + " at (" + str(x+1) + "," + str(y-1)+")")</text:p>
      <text:p text:style-name="P2">print("Down Right Neighbor " + str(n8) + " at (" + str(x+1) + "," + str(y+1)+")")</text:p>
      <text:p text:style-name="P2">print("Down Left Neighbor " + str(n7) + " at (" + str(x-1) + "," + str(y+1)+")")</text:p>
      <text:p text:style-name="P2"/>
      <text:p text:style-name="P2">cv2.waitKey(0)</text:p>
      <text:p text:style-name="P2">cv2.destroyAllWindows()</text:p>
      <text:p text:style-name="P2"/>
      <text:p text:style-name="P2"/>
      <text:p text:style-name="P2"/>
      <text:p text:style-name="P2"/>
      <text:p text:style-name="P2"><text:soft-page-break/>Q4.</text:p>
      <text:p text:style-name="P2"/>
      <text:p text:style-name="P2"/>
      <text:p text:style-name="P2">import cv2</text:p>
      <text:p text:style-name="P2"/>
      <text:p text:style-name="P2">def check_adjacency(image, pixel1, pixel2, adjacency_type):</text:p>
      <text:p text:style-name="P2"><text:s text:c="4"/>x1, y1 = pixel1</text:p>
      <text:p text:style-name="P2"><text:s text:c="4"/>x2, y2 = pixel2</text:p>
      <text:p text:style-name="P2"/>
      <text:p text:style-name="P2"><text:s text:c="4"/>if adjacency_type == '4-adjacent':</text:p>
      <text:p text:style-name="P2"><text:s text:c="8"/>return abs(x1 - x2) + abs(y1 - y2) == 1</text:p>
      <text:p text:style-name="P2"/>
      <text:p text:style-name="P2"><text:s text:c="4"/>if adjacency_type == '8-adjacent':</text:p>
      <text:p text:style-name="P2"><text:s text:c="8"/>return abs(x1 - x2) &lt;= 1 and abs(y1 - y2) &lt;= 1</text:p>
      <text:p text:style-name="P2"/>
      <text:p text:style-name="P2"><text:s text:c="4"/>if adjacency_type == 'm-adjacent':</text:p>
      <text:p text:style-name="P2"><text:s text:c="8"/>return abs(x1 - x2) &lt;= 1 or abs(y1 - y2) &lt;= 1</text:p>
      <text:p text:style-name="P2"/>
      <text:p text:style-name="P2">image = cv2.imread('/bmiit/stud/202006100110116/Desktop/10.jpg', cv2.IMREAD_GRAYSCALE)</text:p>
      <text:p text:style-name="P2"/>
      <text:p text:style-name="P2">pixel1 = (1, 1)</text:p>
      <text:p text:style-name="P2">pixel2 = (2, 2)</text:p>
      <text:p text:style-name="P2"/>
      <text:p text:style-name="P2">adjacency_type = '4-adjacent'</text:p>
      <text:p text:style-name="P2"/>
      <text:p text:style-name="P2">result = check_adjacency(image, pixel1, pixel2, adjacency_type)</text:p>
      <text:p text:style-name="P2"/>
      <text:p text:style-name="P2">if result:</text:p>
      <text:p text:style-name="P2"><text:s text:c="4"/>print(f"The pixels {pixel1} and {pixel2} are {adjacency_type}.")</text:p>
      <text:p text:style-name="P2">else:</text:p>
      <text:p text:style-name="P2"><text:s text:c="4"/>print(f"The pixels {pixel1} and {pixel2} are not {adjacency_type}."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5.</text:p>
      <text:p text:style-name="P2"/>
      <text:p text:style-name="P2"/>
      <text:p text:style-name="P2">import math</text:p>
      <text:p text:style-name="P2">import os</text:p>
      <text:p text:style-name="P2"/>
      <text:p text:style-name="P2">x1 = int(input("Enter Value of X1 : "))</text:p>
      <text:p text:style-name="P2">y1 = int(input("Enter Value of y1 : "))</text:p>
      <text:p text:style-name="P2">x2 = int(input("Enter Value of X2 : "))</text:p>
      <text:p text:style-name="P2">y2 = int(input("Enter Value of y2 : "))</text:p>
      <text:p text:style-name="P2"/>
      <text:p text:style-name="P2">os.system("clear")</text:p>
      <text:p text:style-name="P2"/>
      <text:p text:style-name="P2">de = int(math.sqrt((x1-x2)*(x1-x2) + (y1-y2)*(y1-y2)))</text:p>
      <text:p text:style-name="P2"/>
      <text:p text:style-name="P2">d4 = int(abs(x1-x2) + abs(y1-y2))</text:p>
      <text:p text:style-name="P2"/>
      <text:p text:style-name="P2">d8 = max(abs(x1-x2), abs(y1-y2))</text:p>
      <text:p text:style-name="P2"/>
      <text:p text:style-name="P2">print("Answer : ")</text:p>
      <text:p text:style-name="P2">print("De = " + str(de))</text:p>
      <text:p text:style-name="P2">print("D4 = " + str(d4))</text:p>
      <text:p text:style-name="P2">print("D8 = " + str(d8)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6.</text:p>
      <text:p text:style-name="P2"/>
      <text:p text:style-name="P2"/>
      <text:p text:style-name="P2">import cv2</text:p>
      <text:p text:style-name="P2">import numpy as n</text:p>
      <text:p text:style-name="P2">from matplotlib import pyplot as plt</text:p>
      <text:p text:style-name="P2"/>
      <text:p text:style-name="P2">img = cv2.imread('temp.jpg')</text:p>
      <text:p text:style-name="P2"/>
      <text:p text:style-name="P2">colors = ('b','g','r')</text:p>
      <text:p text:style-name="P2"/>
      <text:p text:style-name="P2">for i,color in enumerate(colors):</text:p>
      <text:p text:style-name="P2"><text:tab/>hist = cv2.calcHist([img],[i],None,[256],[0,256])</text:p>
      <text:p text:style-name="P2"><text:tab/>plt.plot(hist,color = color)</text:p>
      <text:p text:style-name="P2">plt.title('Image Histogram GFG')</text:p>
      <text:p text:style-name="P2">plt.show()</text:p>
      <text:p text:style-name="P2"/>
      <text:p text:style-name="P2">br = int(n.mean(img))</text:p>
      <text:p text:style-name="P2">co = int(n.std(img))</text:p>
      <text:p text:style-name="P2">mini = min(img)</text:p>
      <text:p text:style-name="P2">maxi = max(img)</text:p>
      <text:p text:style-name="P2"/>
      <text:p text:style-name="P2">print()</text:p>
      <text:p text:style-name="P2">print("Brightness = " + str(br) + " and Contrast = " + str(co))</text:p>
      <text:p text:style-name="P2">print("Min = " + str(mini) + " and Max = " + str(maxi)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7.</text:p>
      <text:p text:style-name="P2"/>
      <text:p text:style-name="P2"/>
      <text:p text:style-name="P2">import cv2</text:p>
      <text:p text:style-name="P2">import numpy as np</text:p>
      <text:p text:style-name="P2"/>
      <text:p text:style-name="P2">image = cv2.imread('input.jpg', cv2.IMREAD_GRAYSCALE)</text:p>
      <text:p text:style-name="P2"/>
      <text:p text:style-name="P2">image_negative = 255 - image</text:p>
      <text:p text:style-name="P2"/>
      <text:p text:style-name="P2">c = 255 / np.log(1 + np.max(image))</text:p>
      <text:p text:style-name="P2">log_transformed = c * (np.log(image + 1))</text:p>
      <text:p text:style-name="P2"/>
      <text:p text:style-name="P2">gamma = 0.5 <text:s/># You can adjust the gamma value</text:p>
      <text:p text:style-name="P2">power_law_transformed = np.power(image, gamma)</text:p>
      <text:p text:style-name="P2"/>
      <text:p text:style-name="P2">cv2.imshow('Original Image', image)</text:p>
      <text:p text:style-name="P2">cv2.imshow('Image Negative', image_negative)</text:p>
      <text:p text:style-name="P2">cv2.imshow('Log Transformation', log_transformed.astype(np.uint8))</text:p>
      <text:p text:style-name="P2">cv2.imshow('Power Law Transformation', power_law_transformed.astype(np.uint8))</text:p>
      <text:p text:style-name="P2"/>
      <text:p text:style-name="P2">cv2.waitKey(0)</text:p>
      <text:p text:style-name="P2">cv2.destroyAllWindows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8.</text:p>
      <text:p text:style-name="P2"/>
      <text:p text:style-name="P2"/>
      <text:p text:style-name="P2">import cv2</text:p>
      <text:p text:style-name="P2">import numpy as np</text:p>
      <text:p text:style-name="P2">from matplotlib import pyplot as plt</text:p>
      <text:p text:style-name="P2"/>
      <text:p text:style-name="P2">def contrast_stretching(image_path, new_min=0, new_max=255):</text:p>
      <text:p text:style-name="P2"><text:s text:c="4"/># Read the image</text:p>
      <text:p text:style-name="P2"><text:s text:c="4"/>image = cv2.imread("py.jpg")</text:p>
      <text:p text:style-name="P2"><text:s text:c="4"/>hist = cv2.calcHist([image], [0], None, [256], [0, 256])</text:p>
      <text:p text:style-name="P2"><text:s text:c="4"/>plt.plot(hist)</text:p>
      <text:p text:style-name="P2"><text:s text:c="4"/>plt.show()</text:p>
      <text:p text:style-name="P2"/>
      <text:p text:style-name="P2"><text:s text:c="4"/>min_intensity = np.min(image)</text:p>
      <text:p text:style-name="P2"><text:s text:c="4"/>max_intensity = np.max(image)</text:p>
      <text:p text:style-name="P2"/>
      <text:p text:style-name="P2"><text:s text:c="4"/>scale = (new_max - new_min) / (max_intensity - min_intensity)</text:p>
      <text:p text:style-name="P2"><text:s text:c="4"/>shifted_image = (image - min_intensity) * scale + new_min</text:p>
      <text:p text:style-name="P2"/>
      <text:p text:style-name="P2"><text:s text:c="4"/>contrast_stretched_image = np.clip(shifted_image, new_min, new_max).astype(np.uint8)</text:p>
      <text:p text:style-name="P2"/>
      <text:p text:style-name="P2"><text:s text:c="4"/>return contrast_stretched_image</text:p>
      <text:p text:style-name="P2"/>
      <text:p text:style-name="P2">if __name__ == "__main__":</text:p>
      <text:p text:style-name="P2"><text:s text:c="4"/>image_path = "py.jpg"</text:p>
      <text:p text:style-name="P2"><text:s text:c="4"/>contrast_stretched_image = contrast_stretching(image_path)</text:p>
      <text:p text:style-name="P2"><text:s/></text:p>
      <text:p text:style-name="P2"><text:s text:c="4"/>cv2.imshow("Original Image", cv2.imread(image_path))</text:p>
      <text:p text:style-name="P2"><text:s text:c="4"/>cv2.imshow("Contrast-Stretched Image", contrast_stretched_image)</text:p>
      <text:p text:style-name="P2"><text:s text:c="4"/>cv2.waitKey(0)</text:p>
      <text:p text:style-name="P2"><text:s text:c="4"/>cv2.destroyAllWindows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9.</text:p>
      <text:p text:style-name="P2"/>
      <text:p text:style-name="P2"/>
      <text:p text:style-name="P2">import cv2</text:p>
      <text:p text:style-name="P2">import numpy as np</text:p>
      <text:p text:style-name="P2"/>
      <text:p text:style-name="P2">image = cv2.imread('input.jpg', cv2.IMREAD_GRAYSCALE)</text:p>
      <text:p text:style-name="P2"/>
      <text:p text:style-name="P2">min_value = np.min(image)</text:p>
      <text:p text:style-name="P2">max_value = np.max(image)</text:p>
      <text:p text:style-name="P2"/>
      <text:p text:style-name="P2">normalized_image = (image - min_value) / (max_value - min_value)</text:p>
      <text:p text:style-name="P2"/>
      <text:p text:style-name="P2">cv2.imshow('Normalized Image', normalized_image)</text:p>
      <text:p text:style-name="P2">cv2.waitKey(0)</text:p>
      <text:p text:style-name="P2">cv2.destroyAllWindows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10.</text:p>
      <text:p text:style-name="P2"/>
      <text:p text:style-name="P2"/>
      <text:p text:style-name="P2">import cv2</text:p>
      <text:p text:style-name="P2"/>
      <text:p text:style-name="P2">image = cv2.imread('input.jpg', cv2.IMREAD_GRAYSCALE)</text:p>
      <text:p text:style-name="P2"/>
      <text:p text:style-name="P2">_, object_mask = cv2.threshold(image, <text:span text:style-name="T1">127</text:span>, 255, cv2.THRESH_BINARY<text:span text:style-name="T1">+ cv2.THRESH_OTSU</text:span>)</text:p>
      <text:p text:style-name="P2"/>
      <text:p text:style-name="P2">background_mask = 255 - object_mask</text:p>
      <text:p text:style-name="P2"/>
      <text:p text:style-name="P2">object_image = cv2.bitwise_and(image, image, mask=object_mask)</text:p>
      <text:p text:style-name="P2">background_image = cv2.bitwise_and(image, image, mask=background_mask)</text:p>
      <text:p text:style-name="P2"/>
      <text:p text:style-name="P2">cv2.imshow('Objects of Interest', object_image)</text:p>
      <text:p text:style-name="P2">cv2.imshow('Background', background_image)</text:p>
      <text:p text:style-name="P2"/>
      <text:p text:style-name="P2">cv2.waitKey(0)</text:p>
      <text:p text:style-name="P2">cv2.destroyAllWindows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11.</text:p>
      <text:p text:style-name="P2"/>
      <text:p text:style-name="P2"/>
      <text:p text:style-name="P2">import cv2</text:p>
      <text:p text:style-name="P2"/>
      <text:p text:style-name="P2">image = cv2.imread('input.jpg', cv2.IMREAD_GRAYSCALE)</text:p>
      <text:p text:style-name="P2"/>
      <text:p text:style-name="P2">equalized_image = cv2.equalizeHist(image)</text:p>
      <text:p text:style-name="P2"/>
      <text:p text:style-name="P2">cv2.imshow('Original Image', image)</text:p>
      <text:p text:style-name="P2">cv2.imshow('Equalized Image', equalized_image)</text:p>
      <text:p text:style-name="P2"/>
      <text:p text:style-name="P2">cv2.waitKey(0)</text:p>
      <text:p text:style-name="P2">cv2.destroyAllWindows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12.</text:p>
      <text:p text:style-name="P2"/>
      <text:p text:style-name="P2"/>
      <text:p text:style-name="P2">import cv2</text:p>
      <text:p text:style-name="P2"/>
      <text:p text:style-name="P2">image = cv2.imread('input.jpg', cv2.IMREAD_GRAYSCALE)</text:p>
      <text:p text:style-name="P2"/>
      <text:p text:style-name="P3">middle_value_threshold, middle_value_binary = cv2.threshold(image, 128, 255, cv2.THRESH_BINARY <text:span text:style-name="T1">+ </text:span>cv2.THRESH_OTSU)</text:p>
      <text:p text:style-name="P2"/>
      <text:p text:style-name="P3">average_threshold, average_threshold_binary = cv2.threshold(image, <text:span text:style-name="T2">127</text:span>, 255, cv2.THRESH_BINARY <text:span text:style-name="T2">+ </text:span>cv2.THRESH_OTSU)</text:p>
      <text:p text:style-name="P2"/>
      <text:p text:style-name="P2">_, otsu_threshold_binary = cv2.threshold(image, 0, 255, cv2.THRESH_BINARY + cv2.THRESH_OTSU)</text:p>
      <text:p text:style-name="P2"/>
      <text:p text:style-name="P2">cv2.imshow('Original Image', image)</text:p>
      <text:p text:style-name="P2">cv2.imshow('Middle Value Threshold Binary', middle_value_binary)</text:p>
      <text:p text:style-name="P2">cv2.imshow('Average Threshold Binary', average_threshold_binary)</text:p>
      <text:p text:style-name="P2">cv2.imshow("Otsu's Threshold Binary", otsu_threshold_binary)</text:p>
      <text:p text:style-name="P2"/>
      <text:p text:style-name="P2">cv2.waitKey(0)</text:p>
      <text:p text:style-name="P2">cv2.destroyAllWindows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Q13.</text:p>
      <text:p text:style-name="P4"/>
      <text:p text:style-name="P4"/>
      <text:p text:style-name="P4">import cv2</text:p>
      <text:p text:style-name="P4">import numpy as np</text:p>
      <text:p text:style-name="P4"/>
      <text:p text:style-name="P4">image = cv2.imread('input.jpg')</text:p>
      <text:p text:style-name="P4"/>
      <text:p text:style-name="P4">kernel_size = 5</text:p>
      <text:p text:style-name="P4"/>
      <text:p text:style-name="P4">standard_kernel = np.ones((kernel_size, kernel_size), np.float32) / (kernel_size * kernel_size)</text:p>
      <text:p text:style-name="P4"/>
      <text:p text:style-name="P4">weighted_kernel = np.array([</text:p>
      <text:p text:style-name="P4"><text:s text:c="4"/>[0.01, 0.1, 0.01],</text:p>
      <text:p text:style-name="P4"><text:s text:c="4"/>[0.1, 2.0, 0.1],</text:p>
      <text:p text:style-name="P4"><text:s text:c="4"/>[0.01, 0.1, 0.01]</text:p>
      <text:p text:style-name="P4">], dtype=np.float32)</text:p>
      <text:p text:style-name="P4"/>
      <text:p text:style-name="P4">standard_avg_image = cv2.filter2D(image, -1, standard_kernel)</text:p>
      <text:p text:style-name="P4"/>
      <text:p text:style-name="P4">weighted_avg_image = cv2.filter2D(image, -1, weighted_kernel)</text:p>
      <text:p text:style-name="P4"/>
      <text:p text:style-name="P4">cv2.imshow('Original Image', image)</text:p>
      <text:p text:style-name="P4">cv2.imshow('Standard Averaged Image', standard_avg_image)</text:p>
      <text:p text:style-name="P4">cv2.imshow('Weighted Averaged Image', weighted_avg_image)</text:p>
      <text:p text:style-name="P4"/>
      <text:p text:style-name="P4">cv2.waitKey(0)</text:p>
      <text:p text:style-name="P4">cv2.destroyAllWindows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14.</text:p>
      <text:p text:style-name="P4"/>
      <text:p text:style-name="P4"/>
      <text:p text:style-name="P4">import cv2</text:p>
      <text:p text:style-name="P4"/>
      <text:p text:style-name="P4">image = cv2.imread('input.jpg')</text:p>
      <text:p text:style-name="P4"/>
      <text:p text:style-name="P4">mask_sizes = [3, 5, 7, 13, 25]</text:p>
      <text:p text:style-name="P4"/>
      <text:p text:style-name="P4">for size in mask_sizes:</text:p>
      <text:p text:style-name="P4"><text:s text:c="4"/>blur_image = cv2.GaussianBlur(image, (size, size), 0)</text:p>
      <text:p text:style-name="P4"><text:s text:c="4"/>cv2.imshow('Blurred {size}x{size}', blur_image)</text:p>
      <text:p text:style-name="P4"/>
      <text:p text:style-name="P4">cv2.waitKey(0)</text:p>
      <text:p text:style-name="P4">cv2.destroyAllWindows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15.</text:p>
      <text:p text:style-name="P4"/>
      <text:p text:style-name="P4"/>
      <text:p text:style-name="P4">import cv2</text:p>
      <text:p text:style-name="P4">import numpy as np</text:p>
      <text:p text:style-name="P4"/>
      <text:p text:style-name="P4">image = cv2.imread('input.jpg')</text:p>
      <text:p text:style-name="P4"/>
      <text:p text:style-name="P4">kernel_3x3 = (1/9) * np.ones((3,3),np.uint8)</text:p>
      <text:p text:style-name="P4"/>
      <text:p text:style-name="P4">kernel_7x7 = (1/49) * np.ones((7,7),np.uint8)</text:p>
      <text:p text:style-name="P4"/>
      <text:p text:style-name="P4">for _ in range(3):</text:p>
      <text:p text:style-name="P4"><text:s text:c="4"/>image = cv2.filter2D(image, -1, kernel_3x3)</text:p>
      <text:p text:style-name="P4"/>
      <text:p text:style-name="P4">blurred_image_7x7 = cv2.filter2D(image, -1, kernel_7x7)</text:p>
      <text:p text:style-name="P4"/>
      <text:p text:style-name="P4">cv2.imshow('Original Image', image)</text:p>
      <text:p text:style-name="P4">cv2.imshow('3x3 Blurred Image', image)</text:p>
      <text:p text:style-name="P4">cv2.imshow('7x7 Blurred Image', blurred_image_7x7)</text:p>
      <text:p text:style-name="P4"/>
      <text:p text:style-name="P4">cv2.waitKey(0)</text:p>
      <text:p text:style-name="P4">cv2.destroyAllWindows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16.</text:p>
      <text:p text:style-name="P4"/>
      <text:p text:style-name="P4"/>
      <text:p text:style-name="P4">import cv2</text:p>
      <text:p text:style-name="P4">import numpy as np</text:p>
      <text:p text:style-name="P4"/>
      <text:p text:style-name="P4">image = cv2.imread('input.jpg')</text:p>
      <text:p text:style-name="P4"/>
      <text:p text:style-name="P4">kernel = np.array([[1, 2, 1],</text:p>
      <text:p text:style-name="P4"><text:s text:c="18"/>[2, 4, 2],</text:p>
      <text:p text:style-name="P4"><text:s text:c="18"/>[1, 2, 1]], dtype=np.float32) / 16</text:p>
      <text:p text:style-name="P4"/>
      <text:p text:style-name="P4">smoothed_image = cv2.filter2D(image, -1, kernel)</text:p>
      <text:p text:style-name="P4"/>
      <text:p text:style-name="P4">cv2.imshow('Original Image', image)</text:p>
      <text:p text:style-name="P4">cv2.imshow('Conservative Smoothing', smoothed_image)</text:p>
      <text:p text:style-name="P4"/>
      <text:p text:style-name="P4">cv2.waitKey(0)</text:p>
      <text:p text:style-name="P4">cv2.destroyAllWindows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17.</text:p>
      <text:p text:style-name="P4"/>
      <text:p text:style-name="P4"/>
      <text:p text:style-name="P4">import cv2</text:p>
      <text:p text:style-name="P4"/>
      <text:p text:style-name="P4">image = cv2.imread('input.jpg')</text:p>
      <text:p text:style-name="P4"/>
      <text:p text:style-name="P4">kernel_size = 3 <text:s/># Adjust this size as needed</text:p>
      <text:p text:style-name="P4"/>
      <text:p text:style-name="P4">median_filtered_image = cv2.medianBlur(image, kernel_size)</text:p>
      <text:p text:style-name="P4"/>
      <text:p text:style-name="P4">cv2.imshow('Original Image', image)</text:p>
      <text:p text:style-name="P4">cv2.imshow('Median Filtered Image', median_filtered_image)</text:p>
      <text:p text:style-name="P4"/>
      <text:p text:style-name="P4">cv2.waitKey(0)</text:p>
      <text:p text:style-name="P4">cv2.destroyAllWindows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18.</text:p>
      <text:p text:style-name="P4"/>
      <text:p text:style-name="P4"/>
      <text:p text:style-name="P4">import cv2</text:p>
      <text:p text:style-name="P4">import numpy as np</text:p>
      <text:p text:style-name="P4"/>
      <text:p text:style-name="P4">image = cv2.imread('input.jpg', cv2.IMREAD_GRAYSCALE)</text:p>
      <text:p text:style-name="P4"/>
      <text:p text:style-name="P4">kernel_size = 3 <text:s/></text:p>
      <text:p text:style-name="P4"/>
      <text:p text:style-name="P4">min_filtered_image = cv2.erode(image, np.ones((kernel_size, kernel_size), np.uint8))</text:p>
      <text:p text:style-name="P4"/>
      <text:p text:style-name="P4">max_filtered_image = cv2.dilate(image, np.ones((kernel_size, kernel_size), np.uint8))</text:p>
      <text:p text:style-name="P4"/>
      <text:p text:style-name="P4">cv2.imshow('Original Image', image)</text:p>
      <text:p text:style-name="P4">cv2.imshow('Min Filtered Image', min_filtered_image)</text:p>
      <text:p text:style-name="P4">cv2.imshow('Max Filtered Image', max_filtered_image)</text:p>
      <text:p text:style-name="P4"/>
      <text:p text:style-name="P4">cv2.waitKey(0)</text:p>
      <text:p text:style-name="P4">cv2.destroyAllWindows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">Q</text:span>19.</text:p>
      <text:p text:style-name="P4"/>
      <text:p text:style-name="P4"/>
      <text:p text:style-name="P4">import cv2</text:p>
      <text:p text:style-name="P4">import numpy as np</text:p>
      <text:p text:style-name="P4"/>
      <text:p text:style-name="P4">image = cv2.imread('input.jpg')</text:p>
      <text:p text:style-name="P4"/>
      <text:p text:style-name="P4">gray_image = cv2.cvtColor(image, cv2.COLOR_BGR2GRAY)</text:p>
      <text:p text:style-name="P4"/>
      <text:p text:style-name="P4">laplacian = cv2.Laplacian(gray_image, cv2.CV_64F)</text:p>
      <text:p text:style-name="P4"/>
      <text:p text:style-name="P4">laplacian = np.uint8(np.absolute(laplacian))</text:p>
      <text:p text:style-name="P4"/>
      <text:p text:style-name="P4">sharpened_image = cv2.addWeighted(image, 1.5, cv2.cvtColor(laplacian, cv2.COLOR_GRAY2BGR), -0.5, 0)</text:p>
      <text:p text:style-name="P4"/>
      <text:p text:style-name="P4">cv2.imshow('Original Image', image)</text:p>
      <text:p text:style-name="P4">cv2.imshow('Sharpened Image', sharpened_image)</text:p>
      <text:p text:style-name="P4"/>
      <text:p text:style-name="P4">cv2.waitKey(0)</text:p>
      <text:p text:style-name="P4">cv2.destroyAllWindows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20.</text:p>
      <text:p text:style-name="P4"/>
      <text:p text:style-name="P4"/>
      <text:p text:style-name="P4">import cv2</text:p>
      <text:p text:style-name="P4">import numpy as np</text:p>
      <text:p text:style-name="P4"/>
      <text:p text:style-name="P4">image = cv2.imread('input.jpg')</text:p>
      <text:p text:style-name="P4"/>
      <text:p text:style-name="P4">gray_image = cv2.cvtColor(image, cv2.COLOR_BGR2GRAY)</text:p>
      <text:p text:style-name="P4"/>
      <text:p text:style-name="P4">kernel_size = 5</text:p>
      <text:p text:style-name="P4">blur_kernel = np.ones((kernel_size, kernel_size), np.float32) / (kernel_size * kernel_size)</text:p>
      <text:p text:style-name="P4"/>
      <text:p text:style-name="P4">blurred_image = cv2.filter2D(gray_image, -1, blur_kernel)</text:p>
      <text:p text:style-name="P4"/>
      <text:p text:style-name="P4">mask = gray_image - blurred_image</text:p>
      <text:p text:style-name="P4"/>
      <text:p text:style-name="P4">k_values = [0.5, 1, 1.5]</text:p>
      <text:p text:style-name="P4"/>
      <text:p text:style-name="P4">sharpened_images = []</text:p>
      <text:p text:style-name="P4">for k in k_values:</text:p>
      <text:p text:style-name="P4"><text:s text:c="4"/>unsharp_image = gray_image + k * mask</text:p>
      <text:p text:style-name="P4"><text:s text:c="4"/>sharpened_images.append(unsharp_image)</text:p>
      <text:p text:style-name="P4"/>
      <text:p text:style-name="P4">cv2.imshow('Original Image', gray_image)</text:p>
      <text:p text:style-name="P4">for i, k in enumerate(k_values):</text:p>
      <text:p text:style-name="P4"><text:s text:c="4"/>cv2.imshow(f'Sharpened Image (k={k})', sharpened_images[i])</text:p>
      <text:p text:style-name="P4"/>
      <text:p text:style-name="P4">cv2.waitKey(0)</text:p>
      <text:p text:style-name="P4">cv2.destroyAllWindows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21.</text:p>
      <text:p text:style-name="P4"/>
      <text:p text:style-name="P4"/>
      <text:p text:style-name="P4">import cv2</text:p>
      <text:p text:style-name="P4">import numpy as np</text:p>
      <text:p text:style-name="P4"/>
      <text:p text:style-name="P4">binary_image = cv2.imread('binary_image.jpg', cv2.IMREAD_GRAYSCALE)</text:p>
      <text:p text:style-name="P4"/>
      <text:p text:style-name="P4">kernel = np.ones((5, 5), np.uint8) <text:s/># You can adjust the kernel size</text:p>
      <text:p text:style-name="P4"/>
      <text:p text:style-name="P4">dilated_image = cv2.dilate(binary_image, kernel, iterations=1)</text:p>
      <text:p text:style-name="P4"/>
      <text:p text:style-name="P4">eroded_image = cv2.erode(binary_image, kernel, iterations=1)</text:p>
      <text:p text:style-name="P4"/>
      <text:p text:style-name="P4">opening_image = cv2.morphologyEx(binary_image, cv2.MORPH_OPEN, kernel)</text:p>
      <text:p text:style-name="P4"/>
      <text:p text:style-name="P4">closing_image = cv2.morphologyEx(binary_image, cv2.MORPH_CLOSE, kernel)</text:p>
      <text:p text:style-name="P4"/>
      <text:p text:style-name="P4">cv2.imshow('Original Binary Image', binary_image)</text:p>
      <text:p text:style-name="P4">cv2.imshow('Dilated Image', dilated_image)</text:p>
      <text:p text:style-name="P4">cv2.imshow('Eroded Image', eroded_image)</text:p>
      <text:p text:style-name="P4">cv2.imshow('Opening Image', opening_image)</text:p>
      <text:p text:style-name="P4">cv2.imshow('Closing Image', closing_image)</text:p>
      <text:p text:style-name="P4"/>
      <text:p text:style-name="P4">cv2.waitKey(0)</text:p>
      <text:p text:style-name="P4">cv2.destroyAllWindows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22.</text:p>
      <text:p text:style-name="P4"/>
      <text:p text:style-name="P4"/>
      <text:p text:style-name="P4">import cv2</text:p>
      <text:p text:style-name="P4">import numpy as np</text:p>
      <text:p text:style-name="P4"/>
      <text:p text:style-name="P4">image = cv2.imread('alphabet_binary_image.png', cv2.IMREAD_GRAYSCALE)</text:p>
      <text:p text:style-name="P4"/>
      <text:p text:style-name="P4">kernel = np.ones((3, 3), np.uint8)</text:p>
      <text:p text:style-name="P4"/>
      <text:p text:style-name="P4">external_boundary = cv2.erode(image, kernel, iterations=1)</text:p>
      <text:p text:style-name="P4"/>
      <text:p text:style-name="P4">inverted_image = 255 - image</text:p>
      <text:p text:style-name="P4"/>
      <text:p text:style-name="P4">internal_boundary = cv2.dilate(inverted_image, kernel, iterations=1)</text:p>
      <text:p text:style-name="P4"/>
      <text:p text:style-name="P4">internal_boundary = cv2.bitwise_and(image, internal_boundary)</text:p>
      <text:p text:style-name="P4"/>
      <text:p text:style-name="P4">cv2.imshow('Original Image', image)</text:p>
      <text:p text:style-name="P4">cv2.imshow('External Boundary', external_boundary)</text:p>
      <text:p text:style-name="P4">cv2.imshow('Internal Boundary', internal_boundary)</text:p>
      <text:p text:style-name="P4"/>
      <text:p text:style-name="P4">cv2.waitKey(0)</text:p>
      <text:p text:style-name="P4">cv2.destroyAllWindows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9cbd" officeooo:paragraph-rsid="00099c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/text:p>
      </style:header>
      <style:footer>
        <text:p text:style-name="MP1">202006100110116<text:tab/><text:tab/><text:page-number text:select-page="current">2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1T13:49:55.747734991</meta:creation-date>
    <dc:date>2023-11-01T14:33:34.097615229</dc:date>
    <meta:editing-duration>PT1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2" meta:paragraph-count="324" meta:word-count="1247" meta:character-count="10846" meta:non-whitespace-character-count="9694"/>
  </office:meta>
</office:document-meta>
</file>